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51a" officeooo:paragraph-rsid="000d951a"/>
    </style:style>
    <style:style style:name="P2" style:family="paragraph" style:parent-style-name="Standard">
      <style:text-properties officeooo:rsid="000d951a" officeooo:paragraph-rsid="0012e8f5"/>
    </style:style>
    <style:style style:name="P3" style:family="paragraph" style:parent-style-name="Standard">
      <style:text-properties officeooo:rsid="000d951a" officeooo:paragraph-rsid="0017963f"/>
    </style:style>
    <style:style style:name="P4" style:family="paragraph" style:parent-style-name="Standard">
      <style:text-properties officeooo:rsid="000d951a" officeooo:paragraph-rsid="0031678a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d951a" officeooo:paragraph-rsid="000d951a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23bace" officeooo:paragraph-rsid="0031678a"/>
    </style:style>
    <style:style style:name="T1" style:family="text">
      <style:text-properties officeooo:rsid="000f8919"/>
    </style:style>
    <style:style style:name="T2" style:family="text">
      <style:text-properties officeooo:rsid="000ff8af"/>
    </style:style>
    <style:style style:name="T3" style:family="text">
      <style:text-properties officeooo:rsid="00115556"/>
    </style:style>
    <style:style style:name="T4" style:family="text">
      <style:text-properties officeooo:rsid="0012e8f5"/>
    </style:style>
    <style:style style:name="T5" style:family="text">
      <style:text-properties officeooo:rsid="00130f35"/>
    </style:style>
    <style:style style:name="T6" style:family="text">
      <style:text-properties officeooo:rsid="0014059d"/>
    </style:style>
    <style:style style:name="T7" style:family="text">
      <style:text-properties officeooo:rsid="0015c8ef"/>
    </style:style>
    <style:style style:name="T8" style:family="text">
      <style:text-properties officeooo:rsid="001d7d63"/>
    </style:style>
    <style:style style:name="T9" style:family="text">
      <style:text-properties officeooo:rsid="0021e573"/>
    </style:style>
    <style:style style:name="T10" style:family="text">
      <style:text-properties officeooo:rsid="0023bace"/>
    </style:style>
    <style:style style:name="T11" style:family="text">
      <style:text-properties officeooo:rsid="00270a4f"/>
    </style:style>
    <style:style style:name="T12" style:family="text">
      <style:text-properties officeooo:rsid="0027800b"/>
    </style:style>
    <style:style style:name="T13" style:family="text">
      <style:text-properties officeooo:rsid="00295599"/>
    </style:style>
    <style:style style:name="T14" style:family="text">
      <style:text-properties officeooo:rsid="002be401"/>
    </style:style>
    <style:style style:name="T15" style:family="text">
      <style:text-properties officeooo:rsid="0031c81a"/>
    </style:style>
    <style:style style:name="T16" style:family="text">
      <style:text-properties officeooo:rsid="0032d45b"/>
    </style:style>
    <style:style style:name="T17" style:family="text">
      <style:text-properties officeooo:rsid="003b35e2"/>
    </style:style>
    <style:style style:name="T18" style:family="text">
      <style:text-properties officeooo:rsid="003b378d"/>
    </style:style>
    <style:style style:name="T19" style:family="text">
      <style:text-properties officeooo:rsid="003c2ee1"/>
    </style:style>
    <style:style style:name="T20" style:family="text">
      <style:text-properties officeooo:rsid="003f1b3c"/>
    </style:style>
    <style:style style:name="T21" style:family="text">
      <style:text-properties officeooo:rsid="00447523"/>
    </style:style>
    <style:style style:name="T22" style:family="text">
      <style:text-properties officeooo:rsid="004971a7"/>
    </style:style>
    <style:style style:name="T23" style:family="text">
      <style:text-properties officeooo:rsid="004be5f6"/>
    </style:style>
    <style:style style:name="T24" style:family="text">
      <style:text-properties officeooo:rsid="004ea7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跟我买车</text:p>
      <text:p text:style-name="Standard"/>
      <text:p text:style-name="P3">一期：</text:p>
      <text:p text:style-name="P1"><text:tab/>1.展示推荐的法拍车<text:span text:style-name="T5">(首页-法拍车列表、法拍车详情页)</text:span></text:p>
      <text:p text:style-name="P1"><text:tab/>2.创办此项目缘由、法拍车推荐思想、购买法拍车流程等（图文性介绍）</text:p>
      <text:p text:style-name="P1"><text:tab/>3.用户登录注册、可收藏喜欢的法拍车<text:span text:style-name="T6">(登录、注册、个人中心、收藏页)</text:span></text:p>
      <text:p text:style-name="P1"><text:tab/><text:span text:style-name="T11">4.用户可赞助本项目、天使投资联系方式</text:span></text:p>
      <text:p text:style-name="P1"><text:tab/><text:span text:style-name="T12">5.团队介绍</text:span><text:span text:style-name="T13">（技术团队，法拍车推荐团队）</text:span></text:p>
      <text:p text:style-name="P1"><text:tab/>后台：</text:p>
      <text:p text:style-name="P1"><text:tab/><text:tab/>1.法拍车信息-列表<text:span text:style-name="T7">（录入、修改、删除）</text:span></text:p>
      <text:p text:style-name="P1"><text:tab/><text:tab/>2.<text:span text:style-name="T4">文章内容发布（</text:span>项目缘由、法拍车推荐思想<text:span text:style-name="T4">）</text:span></text:p>
      <text:p text:style-name="P1"><text:tab/><text:tab/><text:span text:style-name="T14">3. 团队介绍发布</text:span></text:p>
      <text:p text:style-name="P1"/>
      <text:p text:style-name="P2">二期:</text:p>
      <text:p text:style-name="P2"><text:tab/><text:span text:style-name="T9">1</text:span>.用户参与法拍车评论交流</text:p>
      <text:p text:style-name="P2"><text:tab/><text:span text:style-name="T16">2.分享法拍车功能</text:span></text:p>
      <text:p text:style-name="P2"><text:tab/><text:span text:style-name="T21">3.用户聊天功能</text:span></text:p>
      <text:p text:style-name="P2"><text:tab/><text:span text:style-name="T22">4.用车分享</text:span></text:p>
      <text:p text:style-name="P2"><text:tab/><text:span text:style-name="T24">5.有偿借车（用户向用户借车）</text:span></text:p>
      <text:p text:style-name="P2"><text:tab/></text:p>
      <text:p text:style-name="P1">三期<text:span text:style-name="T1">：</text:span></text:p>
      <text:p text:style-name="P1"><text:tab/><text:span text:style-name="T1">1.车辆过户</text:span><text:span text:style-name="T3">（年审）</text:span><text:span text:style-name="T1">代办人员、代看样人员、汽车托运 …入驻</text:span></text:p>
      <text:p text:style-name="P6"><text:tab/>2.委托代拍服务</text:p>
      <text:p text:style-name="P4"><text:tab/><text:span text:style-name="T10">3.委托代过户</text:span><text:span text:style-name="T17">(委托车辆年检)</text:span></text:p>
      <text:p text:style-name="P1"><text:tab/><text:span text:style-name="T15">4</text:span><text:span text:style-name="T2">.个人法拍车交易</text:span><text:span text:style-name="T8">(类二手车交易)</text:span></text:p>
      <text:p text:style-name="P1"><text:tab/><text:span text:style-name="T18">5.接入购买车队服务</text:span></text:p>
      <text:p text:style-name="P1"><text:tab/><text:span text:style-name="T19">6.汽车保养入驻</text:span></text:p>
      <text:p text:style-name="P1"><text:tab/><text:span text:style-name="T19">7.汽车维修入驻</text:span></text:p>
      <text:p text:style-name="P1"><text:tab/><text:span text:style-name="T23">8.汽车教练入驻</text:span></text:p>
      <text:p text:style-name="P1">四期<text:span text:style-name="T20">：</text:span></text:p>
      <text:p text:style-name="P1"><text:tab/><text:span text:style-name="T20">1.汽车界精选新闻</text:span></text:p>
      <text:p text:style-name="P1"><text:tab/><text:span text:style-name="T20">2.汽车情怀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1" style:font-family-complex="'Noto Sans CJK SC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21:00:17.461038277</meta:creation-date>
    <dc:date>2022-05-03T21:40:54.471074975</dc:date>
    <meta:editing-duration>PT40M25S</meta:editing-duration>
    <meta:editing-cycles>29</meta:editing-cycles>
    <meta:generator>LibreOffice/7.2.6.2$Linux_X86_64 LibreOffice_project/20$Build-2</meta:generator>
    <meta:document-statistic meta:table-count="0" meta:image-count="0" meta:object-count="0" meta:page-count="1" meta:paragraph-count="30" meta:word-count="347" meta:character-count="400" meta:non-whitespace-character-count="370"/>
  </office:meta>
</office:document-meta>
</file>